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officeooo:rsid="001aae98" officeooo:paragraph-rsid="001aae98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9pt" fo:font-weight="bold" officeooo:rsid="001aae98" officeooo:paragraph-rsid="001aae98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9pt" fo:font-weight="bold" officeooo:rsid="001b0c5d" officeooo:paragraph-rsid="001b0c5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weight="bold" officeooo:rsid="001c5e5e" officeooo:paragraph-rsid="001c5e5e" style:font-size-asian="9pt" style:font-weight-asian="bold" style:font-size-complex="9pt" style:font-weight-complex="bold"/>
    </style:style>
    <style:style style:name="P5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fo:font-size="9pt" fo:font-weight="bold" officeooo:rsid="001c5e5e" officeooo:paragraph-rsid="001c5e5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weight="bold" officeooo:rsid="001e79a3" officeooo:paragraph-rsid="001e79a3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weight="normal" officeooo:rsid="001aae98" officeooo:paragraph-rsid="001aae98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9pt" fo:font-weight="normal" officeooo:rsid="001c5e5e" officeooo:paragraph-rsid="001c5e5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weight="normal" officeooo:rsid="001b0c5d" officeooo:paragraph-rsid="001b0c5d" style:font-size-asian="9pt" style:font-weight-asian="normal" style:font-size-complex="9pt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12pt" style:font-size-asian="9pt" style:font-size-complex="9pt"/>
    </style:style>
    <style:style style:name="P12" style:family="paragraph">
      <loext:graphic-properties draw:fill-color="#ffffff"/>
      <style:paragraph-properties fo:text-align="center" style:writing-mode="lr-tb"/>
      <style:text-properties fo:font-size="12pt" style:font-size-asian="9pt" style:font-size-complex="9pt"/>
    </style:style>
    <style:style style:name="P13" style:family="paragraph">
      <style:paragraph-properties fo:text-align="center" style:writing-mode="lr-tb"/>
      <style:text-properties fo:font-size="9pt" style:font-size-asian="9pt" style:font-size-complex="9pt"/>
    </style:style>
    <style:style style:name="P14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15" style:family="paragraph">
      <style:paragraph-properties fo:text-align="center" style:text-autospace="none" style:writing-mode="lr-tb"/>
      <style:text-properties fo:color="#111111" loext:opacity="100%" fo:font-size="9pt" style:font-size-asian="9pt" style:font-size-complex="9pt"/>
    </style:style>
    <style:style style:name="P16" style:family="paragraph">
      <loext:graphic-properties draw:fill-color="#ffffff"/>
      <style:paragraph-properties fo:text-align="center" style:text-autospace="none" style:writing-mode="lr-tb"/>
      <style:text-properties fo:color="#111111" loext:opacity="100%" fo:font-size="9pt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dad8" style:font-weight-asian="normal" style:font-weight-complex="normal"/>
    </style:style>
    <style:style style:name="T3" style:family="text">
      <style:text-properties fo:font-weight="normal" officeooo:rsid="0020f76d" style:font-weight-asian="normal" style:font-weight-complex="normal"/>
    </style:style>
    <style:style style:name="T4" style:family="text">
      <style:text-properties fo:color="#7a7e85" loext:opacity="100%" style:font-name="JetBrains Mono2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2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2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2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2" fo:font-size="10pt" fo:font-style="normal" fo:font-weight="normal" style:font-size-asian="10pt" style:font-style-asian="normal" style:font-weight-asian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111111" loext:opacity="100%" style:font-name="JetBrains Mono" fo:font-size="9pt" style:font-name-asian="JetBrains Mono" style:font-size-asian="9pt" style:font-name-complex="JetBrains Mono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67cm" fo:min-width="1.9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406cm" fo:min-width="1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0.679cm" fo:min-width="1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399cm" fo:min-width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637cm" fo:min-width="1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ка группы ИС-22 Грачева И.В.</text:p>
      <text:p text:style-name="P2">Практическое занятие №2</text:p>
      <text:p text:style-name="P2"/>
      <text:p text:style-name="P2">Тема: <text:span text:style-name="T1">Знакомство и работа с IDE PyCharm Community. Построение программ линейной структуры в IDE PyCharm Community. </text:span></text:p>
      <text:p text:style-name="P7"/>
      <text:p text:style-name="P2">Цель: <text:span text:style-name="T1">выработка первичных навыков работы с IDE PyCharm Community, составление программ линейной структуры. </text:span></text:p>
      <text:p text:style-name="P7"/>
      <text:p text:style-name="P2">Постановка задачи.</text:p>
      <text:p text:style-name="P7">Дано расстояние L в сантиметрах. Используя операцию деления нацело, найти количество полных метров в нем(1метр=100см)</text:p>
      <text:p text:style-name="P7"/>
      <text:p text:style-name="P3">Тип алгоритма: <text:span text:style-name="T1">линейный </text:span></text:p>
      <text:p text:style-name="P9"/>
      <text:p text:style-name="P3">Блок-схема алгоритма:</text:p>
      <text:p text:style-name="P3"><draw:line text:anchor-type="paragraph" draw:z-index="1" draw:name="Линия 1" draw:style-name="gr1" draw:text-style-name="P10" svg:x1="7.243cm" svg:y1="0.873cm" svg:x2="7.243cm" svg:y2="1.492cm"><text:p/></draw:line><draw:custom-shape text:anchor-type="paragraph" draw:z-index="2" draw:name="Фигура 1" draw:style-name="gr5" draw:text-style-name="P14" svg:width="2.015cm" svg:height="0.632cm" svg:x="6.168cm" svg:y="1.492cm"><text:p text:style-name="P13"><text:span text:style-name="T9">Ввод L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Фигура 3" draw:style-name="gr4" draw:text-style-name="P16" svg:width="1.574cm" svg:height="0.68cm" svg:x="6.384cm" svg:y="2.671cm"><text:p text:style-name="P15"><text:span text:style-name="T10">d= L/100</text:span></text:p><draw:enhanced-geometry svg:viewBox="0 0 21600 21600" draw:type="rectangle" draw:enhanced-path="M 0 0 L 21600 0 21600 21600 0 21600 0 0 Z N"/></draw:custom-shape><draw:line text:anchor-type="paragraph" draw:z-index="4" draw:name="Линия 2" draw:style-name="gr1" draw:text-style-name="P10" svg:x1="7.253cm" svg:y1="2.124cm" svg:x2="7.265cm" svg:y2="2.671cm"><text:p/></draw:line><draw:custom-shape text:anchor-type="paragraph" draw:z-index="5" draw:name="Фигура 4" draw:style-name="gr3" draw:text-style-name="P14" svg:width="1.968cm" svg:height="0.643cm" svg:x="6.228cm" svg:y="3.805cm"><text:p text:style-name="P13"><text:span text:style-name="T9">Вывод d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6" draw:name="Вертикальная линия 1" draw:style-name="gr1" draw:text-style-name="P10" svg:x1="7.29cm" svg:y1="3.35cm" svg:x2="7.29cm" svg:y2="3.805cm"><text:p/></draw:line><draw:custom-shape text:anchor-type="paragraph" draw:z-index="7" draw:name="Фигура 5" draw:style-name="gr2" draw:text-style-name="P12" svg:width="1.98cm" svg:height="0.742cm" svg:x="6.182cm" svg:y="4.861cm"><text:p text:style-name="P11"><text:span text:style-name="T9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Вертикальная линия 2" draw:style-name="gr1" draw:text-style-name="P10" svg:x1="7.265cm" svg:y1="4.447cm" svg:x2="7.265cm" svg:y2="4.862cm"><text:p/></draw:line><draw:custom-shape text:anchor-type="paragraph" draw:z-index="0" draw:name="Фигура 2" draw:style-name="gr6" draw:text-style-name="P14" svg:width="1.978cm" svg:height="0.705cm" svg:x="6.205cm" svg:y="0.205cm"><text:p text:style-name="P13"><text:span text:style-name="T9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37"/></text:p>
      <text:p text:style-name="P3"><text:s text:c="17"/></text:p>
      <text:p text:style-name="P3"><text:s/></text:p>
      <text:p text:style-name="P3">практос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Текст программы:</text:p>
      <text:p text:style-name="P5"><text:span text:style-name="T4"># используя операцию деления нацело, найти кол-во полных метров в нем</text:span><text:line-break/><text:span text:style-name="T5">L = </text:span><text:span text:style-name="T6">int</text:span><text:span text:style-name="T5">(</text:span><text:span text:style-name="T6">input</text:span><text:span text:style-name="T5">(</text:span><text:span text:style-name="T7">"Введите расстояние в сантиметрах (L): "</text:span><text:span text:style-name="T5">))</text:span><text:line-break/><text:span text:style-name="T5">d = </text:span><text:span text:style-name="T6">int</text:span><text:span text:style-name="T5">(L/</text:span><text:span text:style-name="T8">100</text:span><text:span text:style-name="T5">)</text:span><text:line-break/><text:span text:style-name="T6">print</text:span><text:span text:style-name="T5">(</text:span><text:span text:style-name="T7">"Количество полных метров: "</text:span><text:span text:style-name="T5">, d)</text:span><text:line-break/></text:p>
      <text:p text:style-name="P4"/>
      <text:p text:style-name="P6">Протокол работы программы:</text:p>
      <text:p text:style-name="P8">Введите расстояние в сантиметрах (L): 456</text:p>
      <text:p text:style-name="P8">Количество полных метров: <text:s/>4</text:p>
      <text:p text:style-name="P8"/>
      <text:p text:style-name="P8">Process finished with exit code 0</text:p>
      <text:p text:style-name="P8"/>
      <text:p text:style-name="P6">Вывод: <text:span text:style-name="T1">в процессе выполнения практического </text:span><text:span text:style-name="T2">занятия выработала навыки составления программ</text:span><text:span text:style-name="T3">ы</text:span><text:span text:style-name="T2"> линейной структуры в IDE PyCharm Community. Выполнены разработка кода, отладка, тестирование, оптимизация программного кода. Готовы</text:span><text:span text:style-name="T3">й</text:span><text:span text:style-name="T2"> программны</text:span><text:span text:style-name="T3">й</text:span><text:span text:style-name="T2"> код выложен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letter-kerning="true" style:font-name-asian="Verdana1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ru" fo:country="RU" style:letter-kerning="true" style:font-name-asian="Verdana1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2" style:font-family-asian="Tahom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1" style:font-family-asian="Verdan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09T18:01:37.546903180</dc:date>
    <meta:editing-cycles>4</meta:editing-cycles>
    <meta:editing-duration>PT7M55S</meta:editing-duration>
    <meta:document-statistic meta:table-count="0" meta:image-count="0" meta:object-count="0" meta:page-count="1" meta:paragraph-count="19" meta:word-count="138" meta:character-count="1306" meta:non-whitespace-character-count="924"/>
    <meta:user-defined meta:name="Поле 1"/>
    <meta:user-defined meta:name="Поле 2"/>
    <meta:user-defined meta:name="Поле 3"/>
    <meta:user-defined meta:name="Поле 4"/>
  </office:meta>
</office:document-meta>
</file>